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the networking concepts involved in the project, a detailed description of LiSA's architecture and kernel integration, and results of our own performance tests.</text:p>
      <text:p text:style-name="Standard"/>
      <text:h text:style-name="Heading_20_1" text:outline-level="1">Overview of some Layer 2 and Layer 3 networking concepts</text:h>
      <text:p text:style-name="Text_20_body">The OSI Model</text:p>
      <text:p text:style-name="Text_20_body">Layer 2 Switching</text:p>
      <text:p text:style-name="Text_20_body">Layer 2 Switching with VLANs</text:p>
      <text:p text:style-name="Text_20_body">Layer 3 Switching</text:p>
      <text:h text:style-name="Heading_20_1" text:outline-level="1">LiSA's Architecture and Kernel Integration</text:h>
      <text:h text:style-name="Heading_20_1" text:outline-level="1">Performance Tes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12-01T14:59:35</meta:creation-date>
    <dc:date>2005-12-01T19:15:07</dc:date>
    <dc:language>en-US</dc:language>
    <meta:editing-cycles>4</meta:editing-cycles>
    <meta:editing-duration>PT4H15M32S</meta:editing-duration>
    <meta:user-defined meta:name="Info 1"/>
    <meta:user-defined meta:name="Info 2"/>
    <meta:user-defined meta:name="Info 3"/>
    <meta:user-defined meta:name="Info 4"/>
    <meta:document-statistic meta:table-count="0" meta:image-count="0" meta:object-count="0" meta:page-count="1" meta:paragraph-count="9" meta:word-count="187" meta:character-count="1176"/>
  </office:meta>
</office:document-meta>
</file>